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6000000CD945F3A5BEE8B0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c7c" officeooo:paragraph-rsid="00092c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STIONS</text:p>
      <text:p text:style-name="P1"/>
      <text:p text:style-name="Standard"/>
      <text:p text:style-name="Standard"><draw:frame draw:style-name="fr1" draw:name="Image1" text:anchor-type="paragraph" svg:width="14.552cm" svg:height="5.424cm" draw:z-index="0"><draw:image xlink:href="Pictures/1000020100000226000000CD945F3A5BEE8B0F1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4:24:44.695015775</meta:creation-date>
    <dc:date>2019-12-29T14:25:23.841967210</dc:date>
    <meta:editing-duration>PT39S</meta:editing-duration>
    <meta:editing-cycles>1</meta:editing-cycles>
    <meta:document-statistic meta:table-count="0" meta:image-count="1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